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erwartete Wellenlänge [nm]</text:p>
          </table:table-cell>
          <table:table-cell office:value-type="string" table:style-name="ce1">
            <text:p>zugeordnete Wellenlänge [nm]</text:p>
          </table:table-cell>
          <table:table-cell office:value-type="string" table:style-name="ce1">
            <text:p>$\lambda [nm]$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17.09" table:style-name="ce2">
            <text:p>817.09</text:p>
          </table:table-cell>
          <table:table-cell office:value-type="float" office:value="817.10500000000002" table:style-name="ce1">
            <text:p>817.105</text:p>
          </table:table-cell>
          <table:table-cell office:value-type="float" office:value="2.0720000000000001" table:style-name="ce1">
            <text:p>2.07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69.05999999999995" table:style-name="ce2">
            <text:p>569.06</text:p>
          </table:table-cell>
          <table:table-cell office:value-type="float" office:value="566.30499999999995" table:style-name="ce1">
            <text:p>566.305</text:p>
          </table:table-cell>
          <table:table-cell office:value-type="float" office:value="1.504" table:style-name="ce1">
            <text:p>1.50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8.95" table:style-name="ce2">
            <text:p>498.95</text:p>
          </table:table-cell>
          <table:table-cell office:value-type="float" office:value="495.786" table:style-name="ce1">
            <text:p>495.786</text:p>
          </table:table-cell>
          <table:table-cell office:value-type="float" office:value="2.2789999999999999" table:style-name="ce1">
            <text:p>2.27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7.66" table:style-name="ce2">
            <text:p>467.66</text:p>
          </table:table-cell>
          <table:table-cell office:value-type="float" office:value="464.41899999999998" table:style-name="ce1">
            <text:p>464.419</text:p>
          </table:table-cell>
          <table:table-cell office:value-type="float" office:value="1.7410000000000001" table:style-name="ce1">
            <text:p>1.74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50.62" table:style-name="ce2">
            <text:p>450.62</text:p>
          </table:table-cell>
          <table:table-cell office:value-type="float" office:value="447.43599999999998" table:style-name="ce1">
            <text:p>447.436</text:p>
          </table:table-cell>
          <table:table-cell office:value-type="float" office:value="2.956" table:style-name="ce1">
            <text:p>2.95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40.2" table:style-name="ce2">
            <text:p>440.2</text:p>
          </table:table-cell>
          <table:table-cell office:value-type="float" office:value="436.82100000000003" table:style-name="ce1">
            <text:p>436.821</text:p>
          </table:table-cell>
          <table:table-cell office:value-type="float" office:value="1.4950000000000001" table:style-name="ce1">
            <text:p>1.49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33.34" table:style-name="ce2">
            <text:p>433.34</text:p>
          </table:table-cell>
          <table:table-cell office:value-type="float" office:value="431.077" table:style-name="ce1">
            <text:p>431.077</text:p>
          </table:table-cell>
          <table:table-cell office:value-type="float" office:value="1.819" table:style-name="ce1">
            <text:p>1.81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8.56" table:style-name="ce2">
            <text:p>428.56</text:p>
          </table:table-cell>
          <table:table-cell office:value-type="float" office:value="427.65300000000002" table:style-name="ce1">
            <text:p>427.653</text:p>
          </table:table-cell>
          <table:table-cell office:value-type="float" office:value="1.252" table:style-name="ce1">
            <text:p>1.25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5.09" table:style-name="ce2">
            <text:p>425.09</text:p>
          </table:table-cell>
          <table:table-cell office:value-type="float" office:value="424.399" table:style-name="ce1">
            <text:p>424.399</text:p>
          </table:table-cell>
          <table:table-cell office:value-type="float" office:value="2.4390000000000001" table:style-name="ce1">
            <text:p>2.43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22.49" table:style-name="ce2">
            <text:p>422.49</text:p>
          </table:table-cell>
          <table:table-cell office:value-type="float" office:value="417.56099999999998" table:style-name="ce1">
            <text:p>417.561</text:p>
          </table:table-cell>
          <table:table-cell office:value-type="float" office:value="1.849" table:style-name="ce1">
            <text:p>1.849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6T22:38:18Z</meta:creation-date>
    <dc:date>2019-11-16T22:45:09Z</dc:date>
  </office:meta>
</office:document-meta>
</file>